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94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97.71pt"/>
    </style:style>
    <style:style style:name="co4" style:family="table-column">
      <style:table-column-properties fo:break-before="auto" style:column-width="116.36pt"/>
    </style:style>
    <style:style style:name="co5" style:family="table-column">
      <style:table-column-properties fo:break-before="auto" style:column-width="310.11pt"/>
    </style:style>
    <style:style style:name="co6" style:family="table-column">
      <style:table-column-properties fo:break-before="auto" style:column-width="808.89pt"/>
    </style:style>
    <style:style style:name="co7" style:family="table-column">
      <style:table-column-properties fo:break-before="auto" style:column-width="39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obosshield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table:style-name="ce3" office:value-type="string" calcext:value-type="string">
            <text:p>/home/jkaps/projects/fobos/sources/fobos-shield/fobosshield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Sun 30 Sep 2018 12:37:50 AM E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table:style-name="ce3" office:value-type="string" calcext:value-type="string">
            <text:p>Eeschema 5.0.0-fee4fd1~66~ubuntu18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ce3"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ce2"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5, C4, C6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antalum_SMD:CP_EIA-3216-18_Kemet-A</text:p>
          </table:table-cell>
          <table:table-cell office:value-type="string" calcext:value-type="string">
            <text:p>Polarised capacitor</text:p>
          </table:table-cell>
          <table:table-cell/>
        </table:table-row>
        <table:table-row table:style-name="ro2">
          <table:table-cell table:style-name="ce2" office:value-type="string" calcext:value-type="string">
            <text:p>C7, C23, C26, C27, C43, C45, C50, C3, C6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9, C17, C20, C1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table:style-name="ce2" office:value-type="string" calcext:value-type="string">
            <text:p>C10, C16, C14, C8, C15, C18, C22, C21, C11, C24, C25, C28, C34, C30, C31, C39, C36, C38, C42, C46, C48, C54, C55, C58, C57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29, C3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33, C3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41, C37, C40, C44, C4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4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5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5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X5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59, C56, C60, C6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D1, D5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V1</text:p>
          </table:table-cell>
          <table:table-cell office:value-type="string" calcext:value-type="string">
            <text:p>D_Zener_ALT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Zener Diode, alternativ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100V 0.15A standard switching diode, DO-35</text:p>
          </table:table-cell>
          <table:table-cell/>
        </table:table-row>
        <table:table-row table:style-name="ro1">
          <table:table-cell table:style-name="ce2" office:value-type="string" calcext:value-type="string">
            <text:p>D4, D2, D6, D10, D12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generic, alternativ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AV99 High-speed switching diodes</text:p>
          </table:table-cell>
          <table:table-cell/>
        </table:table-row>
        <table:table-row table:style-name="ro1">
          <table:table-cell table:style-name="ce2"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4</text:p>
          </table:table-cell>
          <table:table-cell office:value-type="string" calcext:value-type="string">
            <text:p>D_Zener_ALT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Zener Diode, alternativ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generic, alternativ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IDC:IDC-Header_2x10_P2.54mm_Horizont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table:style-name="ce2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erg:PinHeader_2x06_P2.54mm_Vertical_flipped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erg:PinHeader_2x08_P2.54mm_Vertical_Flipped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erg:PinHeader_2x08_P2.54mm_Vertical_Flipped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in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table:style-name="ce2"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Horizont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Horizont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table:style-name="ce2"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erg:SMA-JOHNSON-142-0701-801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table:style-name="ce2"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M5VCur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1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DC Barrel Jack with an internal switch</text:p>
          </table:table-cell>
          <table:table-cell/>
        </table:table-row>
        <table:table-row table:style-name="ro1">
          <table:table-cell table:style-name="ce2" office:value-type="string" calcext:value-type="string">
            <text:p>J18, J1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M3V3Cur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22, J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or Variable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ual Jumper, normally closed</text:p>
          </table:table-cell>
          <table:table-cell/>
        </table:table-row>
        <table:table-row table:style-name="ro1">
          <table:table-cell table:style-name="ce2"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ClkSel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both open</text:p>
          </table:table-cell>
          <table:table-cell/>
        </table:table-row>
        <table:table-row table:style-name="ro1">
          <table:table-cell table:style-name="ce2"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Ext or int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both open</text:p>
          </table:table-cell>
          <table:table-cell/>
        </table:table-row>
        <table:table-row table:style-name="ro1">
          <table:table-cell table:style-name="ce2"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table:style-name="ce2"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00mA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 with Ferrite Core</text:p>
          </table:table-cell>
          <table:table-cell/>
        </table:table-row>
        <table:table-row table:style-name="ro1">
          <table:table-cell table:style-name="ce2" office:value-type="string" calcext:value-type="string">
            <text:p>L3, L4, L5, L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/500mA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 with Ferrite Core</text:p>
          </table:table-cell>
          <table:table-cell/>
        </table:table-row>
        <table:table-row table:style-name="ro1">
          <table:table-cell table:style-name="ce2"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F7807Z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wer MOSFET, 30V, 11A</text:p>
          </table:table-cell>
          <table:table-cell/>
        </table:table-row>
        <table:table-row table:style-name="ro1">
          <table:table-cell table:style-name="ce2" office:value-type="string" calcext:value-type="string">
            <text:p>Q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ansistor N-MOSFETwith substrate diode (general)</text:p>
          </table:table-cell>
          <table:table-cell/>
        </table:table-row>
        <table:table-row table:style-name="ro1">
          <table:table-cell table:style-name="ce2"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38L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/>
        </table:table-row>
        <table:table-row table:style-name="ro1">
          <table:table-cell table:style-name="ce2" office:value-type="string" calcext:value-type="string">
            <text:p>R3, R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5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2,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R,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8, R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R, 0.5%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4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R10, R4, R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12, R13, R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R14, R16, R15, R17, R2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table:style-name="ce2" office:value-type="string" calcext:value-type="string">
            <text:p>R18, R27, R24, R25, R2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R,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28, R3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30, R29, R21, R3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68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33, R3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-0509D</text:p>
          </table:table-cell>
          <table:table-cell office:value-type="string" calcext:value-type="string">
            <text:p>NMA0509SC</text:p>
          </table:table-cell>
          <table:table-cell office:value-type="string" calcext:value-type="string">
            <text:p>Converter_DCDC:Converter_DCDC_muRata_NMAxxxxSC_THT</text:p>
          </table:table-cell>
          <table:table-cell office:value-type="string" calcext:value-type="string">
            <text:p>+/-55mA Isolated 1W Dual output DC/DC Converter Module, 5V Input Voltage, +/-9V Output Voltage, SIP3</text:p>
          </table:table-cell>
          <table:table-cell/>
        </table:table-row>
        <table:table-row table:style-name="ro1">
          <table:table-cell table:style-name="ce2"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E-0505S</text:p>
          </table:table-cell>
          <table:table-cell office:value-type="string" calcext:value-type="string">
            <text:p>Converter_DCDC:Converter_DCDC_muRata_NMAxxxxSC_THT</text:p>
          </table:table-cell>
          <table:table-cell office:value-type="string" calcext:value-type="string">
            <text:p>200mA Isolated 1W Dual output DC/DC Converter Module, 5V Input Voltage, 5V Output Voltage, SIP7</text:p>
          </table:table-cell>
          <table:table-cell/>
        </table:table-row>
        <table:table-row table:style-name="ro1">
          <table:table-cell table:style-name="ce2"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17L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00mA 35V Adjustable Linear Regulator, SO-8</text:p>
          </table:table-cell>
          <table:table-cell/>
        </table:table-row>
        <table:table-row table:style-name="ro1">
          <table:table-cell table:style-name="ce2"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7L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00mA 35V Adjustable Negative Linear Regulator, SO-8</text:p>
          </table:table-cell>
          <table:table-cell/>
        </table:table-row>
        <table:table-row table:style-name="ro1">
          <table:table-cell table:style-name="ce2"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9015</text:p>
          </table:table-cell>
          <table:table-cell office:value-type="string" calcext:value-type="string">
            <text:p>AP2204K-3.3</text:p>
          </table:table-cell>
          <table:table-cell office:value-type="string" calcext:value-type="string">
            <text:p>cerg:sot323-5</text:p>
          </table:table-cell>
          <table:table-cell office:value-type="string" calcext:value-type="string">
            <text:p>150mA low dropout linear regulator, wide input voltage range, 3.3V fixed positive output, SOT-23-5 package</text:p>
          </table:table-cell>
          <table:table-cell/>
        </table:table-row>
        <table:table-row table:style-name="ro1">
          <table:table-cell table:style-name="ce2"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3985IM5-3.0</text:p>
          </table:table-cell>
          <table:table-cell office:value-type="string" calcext:value-type="string">
            <text:p>LD3985G33R_TSOT23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150 mA Low Dropout Voltage Regulator, Fixed Output 3.3V, TSOT-23-5</text:p>
          </table:table-cell>
          <table:table-cell/>
        </table:table-row>
        <table:table-row table:style-name="ro1">
          <table:table-cell table:style-name="ce2"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8331</text:p>
          </table:table-cell>
          <table:table-cell office:value-type="string" calcext:value-type="string">
            <text:p>cerg:QSOP-20_3.9x8.7mm_P0.635mm</text:p>
          </table:table-cell>
          <table:table-cell office:value-type="string" calcext:value-type="string">
            <text:p>Ultralow Noise VGAs with Preamplifier and Programmable Rin</text:p>
          </table:table-cell>
          <table:table-cell/>
        </table:table-row>
        <table:table-row table:style-name="ro1">
          <table:table-cell table:style-name="ce2"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7A7100_VQFN20</text:p>
          </table:table-cell>
          <table:table-cell office:value-type="string" calcext:value-type="string">
            <text:p>Package_DFN_QFN:Texas_VQFN-RGW-20</text:p>
          </table:table-cell>
          <table:table-cell office:value-type="string" calcext:value-type="string">
            <text:p>1-A, Fast-Transient, Low-Dropout Voltage Regulator</text:p>
          </table:table-cell>
          <table:table-cell/>
        </table:table-row>
        <table:table-row table:style-name="ro1">
          <table:table-cell table:style-name="ce2"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9215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10-Bit, 65/80/105 MSPS 3V A/D Converter</text:p>
          </table:table-cell>
          <table:table-cell/>
        </table:table-row>
        <table:table-row table:style-name="ro1">
          <table:table-cell table:style-name="ce2" office:value-type="string" calcext:value-type="string">
            <text:p>U10, U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A225</text:p>
          </table:table-cell>
          <table:table-cell office:value-type="string" calcext:value-type="string">
            <text:p>Package_SO:MSOP-8_3x3mm_P0.65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Fixed Low Drop Positive Voltage Regulator, Fixed Output 3.3V, SOT-223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obosshield.A7:fobosshield.G86" table:contains-header="false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00:48:39.025852769</dc:date>
    <dc:creator>Jens-Peter Kaps</dc:creator>
    <meta:editing-duration>PT10M1S</meta:editing-duration>
    <meta:editing-cycles>3</meta:editing-cycles>
    <meta:generator>LibreOffice/6.0.6.2$Linux_X86_64 LibreOffice_project/00m0$Build-2</meta:generator>
    <meta:document-statistic meta:table-count="1" meta:cell-count="466" meta:object-count="0"/>
  </office:meta>
</office:document-meta>
</file>